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81CE3EC3C9D6C089.png" manifest:media-type="image/png"/>
  <manifest:file-entry manifest:full-path="Pictures/100000000000050000000400195556053947C7C5.png" manifest:media-type="image/png"/>
  <manifest:file-entry manifest:full-path="Pictures/1000000000000500000004000E10B5E6BE7AF866.png" manifest:media-type="image/png"/>
  <manifest:file-entry manifest:full-path="Pictures/1000000000000500000004005DEAD4AB772112DF.png" manifest:media-type="image/png"/>
  <manifest:file-entry manifest:full-path="Pictures/10000000000005000000040060FEB6712F20C4F4.png" manifest:media-type="image/png"/>
  <manifest:file-entry manifest:full-path="Pictures/100000000000050000000400893B77FDE6FDCEC5.png" manifest:media-type="image/png"/>
  <manifest:file-entry manifest:full-path="Pictures/1000000000000500000004006FBE68187A971866.png" manifest:media-type="image/png"/>
  <manifest:file-entry manifest:full-path="Pictures/100000000000050000000400BCF75DBADC0EAC36.png" manifest:media-type="image/png"/>
  <manifest:file-entry manifest:full-path="Pictures/100000000000050000000400C5FE4166FB48282C.png" manifest:media-type="image/png"/>
  <manifest:file-entry manifest:full-path="Pictures/100000000000050000000400F0959A0C70AE9F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652cm, 0cm, 1.185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5.006cm, 0cm, 2.217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4.748cm, 2.626cm, 4.539cm, 2.856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458cm, 0cm, 1.701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716cm, 17.683cm, 2.475cm, 0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458cm, 15.785cm, 6.346cm, 0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651cm, 0cm, 18.989cm, 0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458cm, 22.236cm, 10.732cm, 0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458cm, 0cm, 15.376cm, 0cm)" draw:image-opacity="100%" style:mirror="none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201cm, 5.464cm, 20.278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AnimDispa</text:p>
          </draw:text-box>
        </draw:frame>
        <draw:frame draw:style-name="gr1" draw:text-style-name="P1" draw:layer="layout" svg:width="20.035cm" svg:height="14.349cm" svg:x="4.365cm" svg:y="4.343cm">
          <draw:image xlink:href="Pictures/1000000000000500000004000E10B5E6BE7AF8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rnière Disparition</text:p>
          </draw:text-box>
        </draw:frame>
        <draw:frame draw:style-name="gr3" draw:text-style-name="P1" draw:layer="layout" svg:width="26.249cm" svg:height="15.399cm" svg:x="0.986cm" svg:y="4cm">
          <draw:image xlink:href="Pictures/10000000000005000000040060FEB6712F20C4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tails Fiche Animal</text:p>
          </draw:text-box>
        </draw:frame>
        <draw:frame draw:style-name="gr4" draw:text-style-name="P1" draw:layer="layout" svg:width="21.999cm" svg:height="13.799cm" svg:x="3.806cm" svg:y="4.629cm">
          <draw:image xlink:href="Pictures/100000000000050000000400195556053947C7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tails Fiche Animal</text:p>
          </draw:text-box>
        </draw:frame>
        <draw:frame draw:style-name="gr5" draw:text-style-name="P1" draw:layer="layout" svg:width="26.249cm" svg:height="16.999cm" svg:x="0.986cm" svg:y="3.5cm">
          <draw:image xlink:href="Pictures/1000000000000500000004005DEAD4AB772112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ignalement</text:p>
          </draw:text-box>
        </draw:frame>
        <draw:frame draw:style-name="gr6" draw:text-style-name="P1" draw:layer="layout" svg:width="12.542cm" svg:height="16.199cm" svg:x="7.8cm" svg:y="3.8cm">
          <draw:image xlink:href="Pictures/100000000000050000000400893B77FDE6FDCE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scription</text:p>
          </draw:text-box>
        </draw:frame>
        <draw:frame draw:style-name="gr7" draw:text-style-name="P1" draw:layer="layout" svg:width="14.013cm" svg:height="13.399cm" svg:x="7.387cm" svg:y="4.6cm">
          <draw:image xlink:href="Pictures/100000000000050000000400C5FE4166FB4828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dministration</text:p>
          </draw:text-box>
        </draw:frame>
        <draw:frame draw:style-name="gr8" draw:text-style-name="P1" draw:layer="layout" svg:width="26.249cm" svg:height="4.999cm" svg:x="0.986cm" svg:y="3.9cm">
          <draw:image xlink:href="Pictures/1000000000000500000004006FBE68187A971866.png" xlink:type="simple" xlink:show="embed" xlink:actuate="onLoad">
            <text:p/>
          </draw:image>
        </draw:frame>
        <draw:frame draw:style-name="gr9" draw:text-style-name="P1" draw:layer="layout" svg:width="9.013cm" svg:height="9.998cm" svg:x="1.2cm" svg:y="9.201cm">
          <draw:image xlink:href="Pictures/100000000000050000000400BCF75DBADC0EAC36.png" xlink:type="simple" xlink:show="embed" xlink:actuate="onLoad">
            <text:p/>
          </draw:image>
        </draw:frame>
        <draw:frame draw:style-name="gr10" draw:text-style-name="P1" draw:layer="layout" svg:width="15.435cm" svg:height="3.763cm" svg:x="11.8cm" svg:y="8.519cm">
          <draw:image xlink:href="Pictures/10000000000005000000040081CE3EC3C9D6C089.png" xlink:type="simple" xlink:show="embed" xlink:actuate="onLoad">
            <text:p/>
          </draw:image>
        </draw:frame>
        <draw:frame draw:style-name="gr11" draw:text-style-name="P1" draw:layer="layout" svg:width="15.583cm" svg:height="1.981cm" svg:x="12.017cm" svg:y="14.819cm">
          <draw:image xlink:href="Pictures/100000000000050000000400F0959A0C70AE9F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9:14:37.547000000</meta:creation-date>
    <dc:date>2018-02-23T09:37:25.045000000</dc:date>
    <meta:editing-duration>PT7M16S</meta:editing-duration>
    <meta:editing-cycles>1</meta:editing-cycles>
    <meta:document-statistic meta:object-count="52"/>
    <meta:generator>LibreOffice/5.0.3.2$Windows_x86 LibreOffice_project/e5f16313668ac592c1bfb310f4390624e3dbfb75</meta:generator>
  </office:meta>
</office:document-meta>
</file>